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" style:font-adornments="Standard" style:font-family-generic="swiss" style:font-pitch="variable"/>
    <style:font-face style:name="Baskerville" svg:font-family="Baskerville" style:font-family-generic="roman" style:font-pitch="variable"/>
    <style:font-face style:name="Consolas" svg:font-family="Consolas" style:font-family-generic="roman" style:font-pitch="variable"/>
    <style:font-face style:name="Corbel" svg:font-family="Corbel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iberation Sans2" svg:font-family="'Liberation Sans'" style:font-adornments="Fett Kursiv" style:font-family-generic="swiss" style:font-pitch="variable"/>
    <style:font-face style:name="Liberation Sans3" svg:font-family="'Liberation Sans'" style:font-adornments="Kursiv" style:font-family-generic="swiss" style:font-pitch="variable"/>
    <style:font-face style:name="Liberation Sans4" svg:font-family="'Liberation Sans'" style:font-adornments="Standard" style:font-family-generic="swiss" style:font-pitch="variable"/>
    <style:font-face style:name="Liberation Serif" svg:font-family="'Liberation Serif'" style:font-adornments="Fett" style:font-family-generic="roman" style:font-pitch="variable"/>
    <style:font-face style:name="Liberation Serif1" svg:font-family="'Liberation Serif'" style:font-adornments="Fett Kursiv" style:font-family-generic="roman" style:font-pitch="variable"/>
    <style:font-face style:name="Liberation Serif2" svg:font-family="'Liberation Serif'" style:font-adornments="Standard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  <style:font-face style:name="Wingdings 2" svg:font-family="'Wingdings 2'" style:font-adornments="Standard"/>
  </office:font-face-decls>
  <office:automatic-styles>
    <style:style style:name="P1" style:family="paragraph" style:parent-style-name="Kopfzeile_20_LL_20_blue">
      <loext:graphic-properties draw:fill="none" draw:fill-color="#729fcf" draw:fill-gradient-name="gradient" draw:gradient-step-count="0" draw:fill-hatch-name="hatch" draw:opacity="50%"/>
      <style:paragraph-properties fo:background-color="transparent" fo:padding="0.049cm" fo:border-left="none" fo:border-right="none" fo:border-top="none" fo:border-bottom="0.51pt solid #729fcf">
        <style:tab-stops>
          <style:tab-stop style:position="3.5cm"/>
          <style:tab-stop style:position="4.992cm"/>
          <style:tab-stop style:position="7.497cm"/>
          <style:tab-stop style:position="9.999cm"/>
          <style:tab-stop style:position="11.989cm"/>
          <style:tab-stop style:position="13.501cm"/>
        </style:tab-stops>
      </style:paragraph-properties>
      <style:text-properties officeooo:paragraph-rsid="0042833c"/>
    </style:style>
    <style:style style:name="P2" style:family="paragraph" style:parent-style-name="Footer">
      <style:paragraph-properties>
        <style:tab-stops>
          <style:tab-stop style:position="14.651cm" style:type="right"/>
        </style:tab-stops>
      </style:paragraph-properties>
    </style:style>
    <style:style style:name="P3" style:family="paragraph" style:parent-style-name="Title" style:master-page-name="Standard">
      <style:paragraph-properties style:page-number="auto"/>
    </style:style>
    <style:style style:name="P4" style:family="paragraph" style:parent-style-name="Header">
      <style:text-properties officeooo:rsid="0033b2f7" officeooo:paragraph-rsid="0033b2f7"/>
    </style:style>
    <style:style style:name="P5" style:family="paragraph" style:parent-style-name="Heading_20_1" style:list-style-name="L1"/>
    <style:style style:name="P6" style:family="paragraph" style:parent-style-name="Heading_20_1" style:list-style-name="L1">
      <style:text-properties officeooo:paragraph-rsid="0061e624"/>
    </style:style>
    <style:style style:name="P7" style:family="paragraph" style:parent-style-name="Heading_20_1">
      <style:text-properties officeooo:rsid="005a37d7" officeooo:paragraph-rsid="005a37d7"/>
    </style:style>
    <style:style style:name="P8" style:family="paragraph" style:parent-style-name="Heading_20_1" style:list-style-name=""/>
    <style:style style:name="P9" style:family="paragraph" style:parent-style-name="Heading_20_2" style:list-style-name="L1"/>
    <style:style style:name="P10" style:family="paragraph" style:parent-style-name="Heading_20_2">
      <style:text-properties officeooo:rsid="00604bb0"/>
    </style:style>
    <style:style style:name="P11" style:family="paragraph" style:parent-style-name="Heading_20_2" style:list-style-name="">
      <style:text-properties officeooo:rsid="005a37d7" officeooo:paragraph-rsid="005a37d7"/>
    </style:style>
    <style:style style:name="P12" style:family="paragraph" style:parent-style-name="Heading_20_2" style:list-style-name="L1">
      <style:text-properties officeooo:rsid="005f0414" officeooo:paragraph-rsid="005f0414"/>
    </style:style>
    <style:style style:name="P13" style:family="paragraph" style:parent-style-name="Heading_20_2" style:list-style-name=""/>
    <style:style style:name="P14" style:family="paragraph" style:parent-style-name="Heading_20_2" style:list-style-name=""/>
    <style:style style:name="P15" style:family="paragraph" style:parent-style-name="Heading_20_3" style:list-style-name=""/>
    <style:style style:name="P16" style:family="paragraph" style:parent-style-name="Heading_20_4" style:list-style-name="L12"/>
    <style:style style:name="P17" style:family="paragraph" style:parent-style-name="Heading_20_4" style:list-style-name="L12"/>
    <style:style style:name="P18" style:family="paragraph" style:parent-style-name="Heading_20_4" style:list-style-name="L12"/>
    <style:style style:name="P19" style:family="paragraph" style:parent-style-name="Heading_20_4" style:list-style-name="L12">
      <style:text-properties officeooo:paragraph-rsid="0068ca73"/>
    </style:style>
    <style:style style:name="P20" style:family="paragraph" style:parent-style-name="Heading_20_4" style:list-style-name="L12">
      <style:text-properties officeooo:paragraph-rsid="0063f70c"/>
    </style:style>
    <style:style style:name="P21" style:family="paragraph" style:parent-style-name="Heading_20_5" style:list-style-name="L12"/>
    <style:style style:name="P22" style:family="paragraph" style:parent-style-name="Heading_20_5" style:list-style-name="L22"/>
    <style:style style:name="P23" style:family="paragraph" style:parent-style-name="Standard" style:list-style-name="L4">
      <style:text-properties officeooo:rsid="005a37d7" officeooo:paragraph-rsid="005dba46"/>
    </style:style>
    <style:style style:name="P24" style:family="paragraph" style:parent-style-name="Standard" style:list-style-name="L5">
      <style:text-properties officeooo:rsid="005a37d7" officeooo:paragraph-rsid="005dba46"/>
    </style:style>
    <style:style style:name="P25" style:family="paragraph" style:parent-style-name="Standard" style:list-style-name="L13">
      <style:text-properties officeooo:rsid="005a37d7" officeooo:paragraph-rsid="005a37d7"/>
    </style:style>
    <style:style style:name="P26" style:family="paragraph" style:parent-style-name="Standard" style:list-style-name="L14">
      <style:text-properties officeooo:rsid="005a37d7" officeooo:paragraph-rsid="005a37d7"/>
    </style:style>
    <style:style style:name="P27" style:family="paragraph" style:parent-style-name="Standard" style:list-style-name="L15">
      <style:text-properties officeooo:rsid="005a37d7" officeooo:paragraph-rsid="005a37d7"/>
    </style:style>
    <style:style style:name="P28" style:family="paragraph" style:parent-style-name="Standard">
      <style:text-properties officeooo:rsid="005a37d7" officeooo:paragraph-rsid="005a37d7"/>
    </style:style>
    <style:style style:name="P29" style:family="paragraph" style:parent-style-name="Standard">
      <style:text-properties officeooo:rsid="005a37d7" officeooo:paragraph-rsid="005dba46"/>
    </style:style>
    <style:style style:name="P30" style:family="paragraph" style:parent-style-name="Standard" style:list-style-name="L6">
      <style:text-properties officeooo:rsid="0061e624" officeooo:paragraph-rsid="0061e624"/>
    </style:style>
    <style:style style:name="P31" style:family="paragraph" style:parent-style-name="Standard" style:list-style-name="L7">
      <style:text-properties officeooo:rsid="0061e624" officeooo:paragraph-rsid="0061e624"/>
    </style:style>
    <style:style style:name="P32" style:family="paragraph" style:parent-style-name="Standard" style:list-style-name="L8">
      <style:text-properties officeooo:rsid="0061e624" officeooo:paragraph-rsid="0061e624"/>
    </style:style>
    <style:style style:name="P33" style:family="paragraph" style:parent-style-name="Standard" style:list-style-name="">
      <style:paragraph-properties fo:margin-left="1.235cm" fo:text-indent="0cm" style:auto-text-indent="false"/>
      <style:text-properties officeooo:rsid="0061e624" officeooo:paragraph-rsid="0061e624"/>
    </style:style>
    <style:style style:name="P34" style:family="paragraph" style:parent-style-name="Standard" style:list-style-name="">
      <style:paragraph-properties fo:margin-left="0.617cm" fo:text-indent="0cm" style:auto-text-indent="false"/>
      <style:text-properties officeooo:rsid="0061e624"/>
    </style:style>
    <style:style style:name="P35" style:family="paragraph" style:parent-style-name="Standard">
      <style:text-properties officeooo:rsid="0061e624" officeooo:paragraph-rsid="0061e624"/>
    </style:style>
    <style:style style:name="P36" style:family="paragraph" style:parent-style-name="Standard" style:list-style-name="L9">
      <style:text-properties officeooo:rsid="0063f70c" officeooo:paragraph-rsid="0063f70c"/>
    </style:style>
    <style:style style:name="P37" style:family="paragraph" style:parent-style-name="Standard" style:list-style-name="L10">
      <style:text-properties officeooo:rsid="0063f70c" officeooo:paragraph-rsid="0063f70c"/>
    </style:style>
    <style:style style:name="P38" style:family="paragraph" style:parent-style-name="Standard" style:list-style-name="L11">
      <style:text-properties officeooo:rsid="0063f70c" officeooo:paragraph-rsid="0063f70c"/>
    </style:style>
    <style:style style:name="P39" style:family="paragraph" style:parent-style-name="Standard">
      <style:text-properties officeooo:rsid="0063f70c" officeooo:paragraph-rsid="0063f70c"/>
    </style:style>
    <style:style style:name="P40" style:family="paragraph" style:parent-style-name="Standard" style:list-style-name="L9">
      <style:text-properties officeooo:rsid="006275ca" officeooo:paragraph-rsid="006275ca"/>
    </style:style>
    <style:style style:name="P41" style:family="paragraph" style:parent-style-name="Standard">
      <style:text-properties officeooo:rsid="006275ca" officeooo:paragraph-rsid="006275ca"/>
    </style:style>
    <style:style style:name="P42" style:family="paragraph" style:parent-style-name="Standard" style:list-style-name="L16">
      <style:text-properties officeooo:rsid="005f0414" officeooo:paragraph-rsid="005f0414"/>
    </style:style>
    <style:style style:name="P43" style:family="paragraph" style:parent-style-name="Standard" style:list-style-name="L17">
      <style:text-properties officeooo:rsid="005f0414" officeooo:paragraph-rsid="005f0414"/>
    </style:style>
    <style:style style:name="P44" style:family="paragraph" style:parent-style-name="Standard" style:list-style-name="L18">
      <style:text-properties officeooo:rsid="005f0414" officeooo:paragraph-rsid="005f0414"/>
    </style:style>
    <style:style style:name="P45" style:family="paragraph" style:parent-style-name="Standard" style:list-style-name="L21">
      <style:text-properties officeooo:rsid="005f0414" officeooo:paragraph-rsid="005f0414"/>
    </style:style>
    <style:style style:name="P46" style:family="paragraph" style:parent-style-name="Standard">
      <style:text-properties officeooo:rsid="005f0414" officeooo:paragraph-rsid="005f0414"/>
    </style:style>
    <style:style style:name="P47" style:family="paragraph" style:parent-style-name="Standard" style:list-style-name="">
      <style:paragraph-properties fo:margin-left="0cm" fo:text-indent="0cm" style:auto-text-indent="false"/>
    </style:style>
    <style:style style:name="P48" style:family="paragraph" style:parent-style-name="Standard" style:list-style-name="">
      <style:paragraph-properties fo:margin-left="0.617cm" fo:text-indent="0cm" style:auto-text-indent="false"/>
    </style:style>
    <style:style style:name="P49" style:family="paragraph" style:parent-style-name="Standard" style:list-style-name="">
      <style:paragraph-properties fo:margin-left="1.235cm" fo:text-indent="0cm" style:auto-text-indent="false"/>
    </style:style>
    <style:style style:name="P50" style:family="paragraph" style:parent-style-name="Standard" style:list-style-name="">
      <style:paragraph-properties fo:margin-left="1.852cm" fo:text-indent="0cm" style:auto-text-indent="false"/>
    </style:style>
    <style:style style:name="P51" style:family="paragraph" style:parent-style-name="Standard" style:list-style-name="">
      <style:paragraph-properties fo:margin-left="2.469cm" fo:text-indent="0cm" style:auto-text-indent="false"/>
    </style:style>
    <style:style style:name="P52" style:family="paragraph" style:parent-style-name="Standard" style:list-style-name="">
      <style:paragraph-properties fo:margin-left="1.235cm" fo:text-indent="0cm" style:auto-text-indent="false"/>
      <style:text-properties fo:color="#c00000" loext:opacity="100%" style:font-name="Arial3" fo:font-size="10.5pt" officeooo:rsid="0061e624" officeooo:paragraph-rsid="0061e624" style:font-size-asian="9.14999961853027pt" style:font-size-complex="10.5pt"/>
    </style:style>
    <style:style style:name="P53" style:family="paragraph" style:parent-style-name="Standard" style:list-style-name="">
      <style:paragraph-properties fo:margin-left="1.235cm" fo:text-indent="0cm" style:auto-text-indent="false"/>
      <style:text-properties fo:color="#c00000" loext:opacity="100%" style:font-name="Arial3" fo:font-size="10.5pt" officeooo:rsid="0061e624" officeooo:paragraph-rsid="0061e624" style:font-size-asian="10.5pt" style:font-size-complex="10.5pt"/>
    </style:style>
    <style:style style:name="P54" style:family="paragraph" style:parent-style-name="Standard">
      <style:text-properties officeooo:rsid="0068ca73" officeooo:paragraph-rsid="0068ca73"/>
    </style:style>
    <style:style style:name="P55" style:family="paragraph" style:parent-style-name="Standard">
      <style:text-properties officeooo:rsid="00604bb0" officeooo:paragraph-rsid="0065a7a6"/>
    </style:style>
    <style:style style:name="P56" style:family="paragraph" style:parent-style-name="Standard">
      <style:text-properties officeooo:rsid="00604bb0" officeooo:paragraph-rsid="00604bb0"/>
    </style:style>
    <style:style style:name="P57" style:family="paragraph" style:parent-style-name="Standard">
      <style:text-properties officeooo:rsid="00604bb0" officeooo:paragraph-rsid="006275ca"/>
    </style:style>
    <style:style style:name="P58" style:family="paragraph" style:parent-style-name="Standard">
      <style:text-properties officeooo:rsid="005dba46" officeooo:paragraph-rsid="005dba46"/>
    </style:style>
    <style:style style:name="P59" style:family="paragraph" style:parent-style-name="Standard">
      <style:text-properties officeooo:rsid="0065a7a6" officeooo:paragraph-rsid="0065a7a6"/>
    </style:style>
    <style:style style:name="P60" style:family="paragraph" style:parent-style-name="Standard" style:list-style-name="L23">
      <style:text-properties officeooo:paragraph-rsid="005dba46"/>
    </style:style>
    <style:style style:name="P61" style:family="paragraph" style:parent-style-name="Text_20_body" style:list-style-name="L19"/>
    <style:style style:name="P62" style:family="paragraph" style:parent-style-name="Text_20_body" style:list-style-name="L20"/>
    <style:style style:name="T1" style:family="text">
      <style:text-properties officeooo:rsid="004d4a5f"/>
    </style:style>
    <style:style style:name="T2" style:family="text">
      <style:text-properties officeooo:rsid="004f1fd5"/>
    </style:style>
    <style:style style:name="T3" style:family="text">
      <style:text-properties officeooo:rsid="00567f0f"/>
    </style:style>
    <style:style style:name="T4" style:family="text">
      <style:text-properties style:font-name="Wingdings 2" officeooo:rsid="003549c0" style:font-name-asian="Wingdings 2" style:font-name-complex="Wingdings 2"/>
    </style:style>
    <style:style style:name="T5" style:family="text">
      <style:text-properties style:font-name="Liberation Sans4" officeooo:rsid="003549c0" style:font-name-asian="Segoe UI" style:font-name-complex="Tahoma1"/>
    </style:style>
    <style:style style:name="T6" style:family="text">
      <style:text-properties officeooo:rsid="0034e1ea"/>
    </style:style>
    <style:style style:name="T7" style:family="text">
      <style:text-properties style:font-name="Arial" fo:font-size="8pt" style:font-size-asian="8pt" style:font-name-complex="Arial2"/>
    </style:style>
    <style:style style:name="T8" style:family="text">
      <style:text-properties style:font-name="Arial" fo:font-size="10pt" style:font-size-asian="10pt"/>
    </style:style>
    <style:style style:name="T9" style:family="text">
      <style:text-properties officeooo:rsid="005a37d7"/>
    </style:style>
    <style:style style:name="T10" style:family="text">
      <style:text-properties officeooo:rsid="005dba46"/>
    </style:style>
    <style:style style:name="T11" style:family="text">
      <style:text-properties officeooo:rsid="00604bb0"/>
    </style:style>
    <style:style style:name="T12" style:family="text">
      <style:text-properties officeooo:rsid="0061e624"/>
    </style:style>
    <style:style style:name="T13" style:family="text">
      <style:text-properties fo:color="#000000" loext:opacity="100%" style:font-name="Arial3" fo:font-size="15pt" style:font-size-asian="15pt"/>
    </style:style>
    <style:style style:name="T14" style:family="text">
      <style:text-properties style:font-name="Arial3" fo:font-size="15pt" style:font-size-asian="15pt"/>
    </style:style>
    <style:style style:name="T15" style:family="text">
      <style:text-properties style:font-name="Arial3" fo:font-size="10pt" style:font-size-asian="10pt"/>
    </style:style>
    <style:style style:name="T16" style:family="text">
      <style:text-properties fo:color="#0000ff" loext:opacity="100%" style:font-name="Arial3" fo:font-size="15pt" style:text-underline-style="solid" style:text-underline-width="auto" style:text-underline-color="font-color" style:font-size-asian="15pt"/>
    </style:style>
    <style:style style:name="T17" style:family="text">
      <style:text-properties fo:color="#0033ff" loext:opacity="100%" style:font-name="Arial3" fo:font-size="13.5pt" style:font-size-asian="13.5pt"/>
    </style:style>
    <style:style style:name="T18" style:family="text">
      <style:text-properties fo:color="#00b439" loext:opacity="100%" style:font-name="Arial3" fo:font-size="12pt" style:font-size-asian="12pt"/>
    </style:style>
    <style:style style:name="T19" style:family="text">
      <style:text-properties fo:color="#00b439" loext:opacity="100%" style:font-name="Arial3" fo:font-size="12pt" officeooo:rsid="0061e624" style:font-size-asian="12pt"/>
    </style:style>
    <style:style style:name="T20" style:family="text">
      <style:text-properties fo:color="#990000" loext:opacity="100%" style:font-name="Arial3" fo:font-size="10.5pt" style:font-size-asian="10.5pt"/>
    </style:style>
    <style:style style:name="T21" style:family="text">
      <style:text-properties fo:color="#111111" loext:opacity="100%" style:font-name="Arial3" fo:font-size="9pt" style:font-size-asian="9pt"/>
    </style:style>
    <style:style style:name="T22" style:family="text">
      <style:text-properties fo:color="#111111" loext:opacity="100%" style:font-name="Arial3" fo:font-size="10pt" style:font-size-asian="10pt"/>
    </style:style>
    <style:style style:name="T23" style:family="text">
      <style:text-properties officeooo:rsid="0065a7a6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ragen an meine Bibliothek</text:p>
      <text:p text:style-name="Subtitle">Was will ich wissen?</text:p>
      <text:h text:style-name="P7" text:outline-level="1">Detailfragen <text:span text:style-name="T11">Ausgangspunkt</text:span></text:h>
      <text:h text:style-name="Heading_20_2" text:outline-level="2">Wo finde ich eine Anleitung für einen Westen Schnitt?</text:h>
      <text:p text:style-name="P55">Medium<text:tab/>Anleitung</text:p>
      <text:p text:style-name="P56">Anleitung für <text:tab/> Gegenstand Weste</text:p>
      <text:p text:style-name="P56">Weste <text:tab/> Unterkategorie von <text:tab/>Oberbekleidung</text:p>
      <text:p text:style-name="P56">Oberbekleidung<text:tab/> Unterkategorie von<text:tab/> Bekleidung</text:p>
      <text:h text:style-name="Heading_20_2" text:outline-level="2">Wo ist die Anleitung für den Rock aus zwei Schürzen?</text:h>
      <text:p text:style-name="P57">Anleitung<text:tab/>Medium</text:p>
      <text:p text:style-name="P56">Anleitung für<text:tab/>Gegenstand Rock</text:p>
      <text:p text:style-name="P56">Rock<text:tab/>Unterkategorie von <text:tab/>Oberbekleidung</text:p>
      <text:p text:style-name="P56">Oberbekleidung <text:tab/>Unterkategorie von<text:tab/>Bekleidung</text:p>
      <text:h text:style-name="Heading_20_2" text:outline-level="2">Wo ist die Anleitung für die Schultztechnik?</text:h>
      <text:p text:style-name="P57">Anleitung<text:tab/>Medium</text:p>
      <text:p text:style-name="P56">Anleitung für<text:tab/>Schultztechnik</text:p>
      <text:p text:style-name="P56">Schultztechnik<text:tab/>Unterkategorie von <text:tab/>Stricken</text:p>
      <text:p text:style-name="P56">Stricken <text:tab/>Unterkategorei Technik</text:p>
      <text:h text:style-name="Heading_20_2" text:outline-level="2">Welche teile hat der Playmobil Campingplatz?</text:h>
      <text:p text:style-name="P57">Anleitungen<text:tab/>Medium</text:p>
      <text:p text:style-name="P56">Anleitung<text:tab/>PlaymobilCampingplatz</text:p>
      <text:p text:style-name="P56">Playmobil Campingplatz<text:tab/>Unterkategorie von<text:tab/>Spielkram</text:p>
      <text:p text:style-name="P56">Spielkram<text:tab/>Unterkategorei von <text:tab/>Dies und Das</text:p>
      <text:h text:style-name="Heading_20_2" text:outline-level="2">Welche Anleitungen habe ich für Nadelkissen?</text:h>
      <text:p text:style-name="P56">Medium<text:tab/>Anleitungen</text:p>
      <text:p text:style-name="P56">Anleitungen<text:tab/>Nadelkissen</text:p>
      <text:p text:style-name="P56">Nadelkissen<text:tab/>Unterkategorie von<text:tab/>Nähplatz</text:p>
      <text:p text:style-name="P56">Nähplatz<text:tab/>Unterkategorei von<text:tab/>Deko</text:p>
      <text:h text:style-name="P10" text:outline-level="2">In welchen Techniken kann ich Socken herstellen?</text:h>
      <text:p text:style-name="P56">Anzahl der Medien<text:tab/>Anleitung</text:p>
      <text:p text:style-name="P56">Anleitungen für <text:tab/> Gegenstand Socke</text:p>
      <text:p text:style-name="P56">Socke <text:tab/>Unterkategorie von<text:tab/> Accessoirs</text:p>
      <text:p text:style-name="P56">Accessoirs <text:tab/>Unterkategorie von <text:tab/>Bekleidung</text:p>
      <text:p text:style-name="P56"/>
      <text:h text:style-name="Heading_20_1" text:outline-level="1">Was ist eine Anleitung?</text:h>
      <text:p text:style-name="P28">Eine Anleitung enthält alle Anweisungen um ein <text:span text:style-name="T23">Projekt</text:span> herzustellen.</text:p>
      <text:p text:style-name="P28">Eine Anleitung gibt die <text:span text:style-name="T10">für das </text:span><text:span text:style-name="T23">Projekt</text:span> zu verwendende Handarbeitstechnik an.</text:p>
      <text:p text:style-name="P28">Eine Anleitung gibt die Art und/oder den Zweck eines <text:span text:style-name="T23">Projekt</text:span> an.</text:p>
      <text:p text:style-name="P58">Eine Anleitung befindet sich in einem Medium.</text:p>
      <text:h text:style-name="P8" text:outline-level="2"><text:soft-page-break/>Was ist ein Projekt?</text:h>
      <text:p text:style-name="P28">Ein Projekt ist Herstellung eines Gegenstands.</text:p>
      <text:p text:style-name="P28">Ein Projekt wird bestimmt durch die Art und/ oder den Zweck des Gegenstands.</text:p>
      <text:p text:style-name="P28">Ein Projekt wird bestimmt durch die hauptsächlich benutzte Handarbeitstechnik.</text:p>
      <text:p text:style-name="P58">Ein Projekt folgt einer Anleitung.</text:p>
      <text:h text:style-name="P11" text:outline-level="2">Was ist ein Gegenstand?</text:h>
      <text:p text:style-name="P28">Ein Gegenstand ist das Ergebnis eines <text:span text:style-name="T23">Projekts</text:span>.</text:p>
      <text:p text:style-name="P28">Ein Gegenstand wird bestimmt durch seine Art und/ oder seinem Zweck.</text:p>
      <text:p text:style-name="P28">Ein Gegenstand wird in einer bestimmten Handarbeitstechnik hergestellt.</text:p>
      <text:p text:style-name="P29">z.B. eine Weste</text:p>
      <text:p text:style-name="P58"><text:span text:style-name="T23">Gegenstände</text:span> werden durch ihre Art und / oder ihren Zweck zusammen gefasst.</text:p>
      <text:list text:style-name="L23">
        <text:list-item>
          <text:p text:style-name="P60"><text:span text:style-name="T9">Art</text:span></text:p>
        </text:list-item>
      </text:list>
      <text:list text:style-name="L4">
        <text:list-item>
          <text:list>
            <text:list-item>
              <text:p text:style-name="P23">Bekleidung – Oberbekleidung – Weste</text:p>
            </text:list-item>
          </text:list>
        </text:list-item>
        <text:list-item>
          <text:p text:style-name="P23">Zweck</text:p>
          <text:list>
            <text:list-item>
              <text:p text:style-name="P23">Haushalt – Küche - Topflappen</text:p>
            </text:list-item>
            <text:list-item>
              <text:p text:style-name="P23">Haushalt - Deko – Türkranz</text:p>
            </text:list-item>
            <text:list-item>
              <text:p text:style-name="P23">Haushalt – Ordnungshelfer - Körbchen</text:p>
            </text:list-item>
          </text:list>
        </text:list-item>
      </text:list>
      <text:p text:style-name="P58"><text:span text:style-name="T23">Gegenstände</text:span> der gleichen Art können durch unterschiedliche Techniken erstellt werden.</text:p>
      <text:list text:style-name="L5">
        <text:list-item>
          <text:p text:style-name="P24">eine gestrickte Weste</text:p>
        </text:list-item>
        <text:list-item>
          <text:p text:style-name="P24">eine genähte Weste</text:p>
        </text:list-item>
      </text:list>
      <text:h text:style-name="P11" text:outline-level="2">Was ist eine Technik?</text:h>
      <text:p text:style-name="P35">Eine Technik ist die Methode mit der ein <text:span text:style-name="T23">Gegenstand</text:span> hergestellt wird.</text:p>
      <text:list text:style-name="L6">
        <text:list-item>
          <text:p text:style-name="P30">Eine Weste sricken</text:p>
        </text:list-item>
        <text:list-item>
          <text:p text:style-name="P30">eine Weste nähen</text:p>
        </text:list-item>
      </text:list>
      <text:p text:style-name="P35">Für eine Technik kann es Tutorials geben</text:p>
      <text:p text:style-name="P35">Eine Technik kann in Unterschiedlichen Methoden ausgeführt werden.</text:p>
      <text:list text:style-name="L7">
        <text:list-item>
          <text:p text:style-name="P31">Stricken</text:p>
          <text:list>
            <text:list-item>
              <text:p text:style-name="P31">Schultztechnik</text:p>
            </text:list-item>
            <text:list-item>
              <text:p text:style-name="P31">Lace</text:p>
            </text:list-item>
          </text:list>
        </text:list-item>
      </text:list>
      <text:p text:style-name="P35">Eine Technik kann sich nach Anwendungszweck unterscheiden.</text:p>
      <text:list text:style-name="L8">
        <text:list-item>
          <text:p text:style-name="P32">Nähen</text:p>
          <text:list>
            <text:list-item>
              <text:p text:style-name="P32">Schneidern</text:p>
            </text:list-item>
            <text:list-item>
              <text:p text:style-name="P32">Patchwork</text:p>
            </text:list-item>
          </text:list>
        </text:list-item>
      </text:list>
      <text:p text:style-name="P35">Technik ist mein wichtigstes Unterscheidungskriterium</text:p>
      <text:p text:style-name="P41">Jedes <text:span text:style-name="T23">Projekt</text:span> hat eine Technik</text:p>
      <text:h text:style-name="P13" text:outline-level="3">Techniken</text:h>
      <text:p text:style-name="P39">Jedes Medium hat eine oder mehrer Haupttechnik</text:p>
      <text:p text:style-name="P39">Ein Projekt hat eine Haupttechnik</text:p>
      <text:list text:style-name="L9">
        <text:list-item>
          <text:p text:style-name="P36">Schneidern</text:p>
        </text:list-item>
        <text:list-item>
          <text:p text:style-name="P36">Patchwork</text:p>
        </text:list-item>
        <text:list-item>
          <text:p text:style-name="P40">Stricken</text:p>
        </text:list-item>
        <text:list-item>
          <text:p text:style-name="P40">Häkeln</text:p>
        </text:list-item>
        <text:list-item>
          <text:p text:style-name="P40">Nadelarbeiten</text:p>
        </text:list-item>
        <text:list-item>
          <text:p text:style-name="P40">Steampunk</text:p>
        </text:list-item>
        <text:list-item>
          <text:p text:style-name="P40">Basteln</text:p>
        </text:list-item>
      </text:list>
      <text:h text:style-name="P13" text:outline-level="3">Unterkategorien Technik</text:h>
      <text:p text:style-name="P39">Ein Projekt kann mehrere Untertechniken haben.</text:p>
      <text:list text:style-name="L10">
        <text:list-item>
          <text:p text:style-name="P37">Strickmuster</text:p>
        </text:list-item>
        <text:list-item>
          <text:p text:style-name="P37">Lace</text:p>
        </text:list-item>
        <text:list-item>
          <text:p text:style-name="P37"><text:soft-page-break/>Modularesstricken</text:p>
        </text:list-item>
        <text:list-item>
          <text:p text:style-name="P37">Rundstricken</text:p>
        </text:list-item>
        <text:list-item>
          <text:p text:style-name="P37">Amigihumi</text:p>
        </text:list-item>
        <text:list-item>
          <text:p text:style-name="P37">Granysquers</text:p>
        </text:list-item>
        <text:list-item>
          <text:p text:style-name="P37">Sticken</text:p>
        </text:list-item>
        <text:list-item>
          <text:p text:style-name="P37">Makramee</text:p>
        </text:list-item>
        <text:list-item>
          <text:p text:style-name="P37">Tatting</text:p>
        </text:list-item>
        <text:list-item>
          <text:p text:style-name="P37">Perlen</text:p>
        </text:list-item>
        <text:list-item>
          <text:p text:style-name="P37">Flechten</text:p>
        </text:list-item>
        <text:list-item>
          <text:p text:style-name="P37">Origami</text:p>
        </text:list-item>
        <text:list-item>
          <text:p text:style-name="P37">Spitze</text:p>
        </text:list-item>
        <text:list-item>
          <text:p text:style-name="P37">Gewandung</text:p>
        </text:list-item>
        <text:list-item>
          <text:p text:style-name="P37">Zwergschlamelfen</text:p>
        </text:list-item>
        <text:list-item>
          <text:p text:style-name="P37">Charaktere</text:p>
        </text:list-item>
      </text:list>
      <text:h text:style-name="P13" text:outline-level="2">Zweck</text:h>
      <text:p text:style-name="P39">Jedes Projekt hat eine Zwe<text:span text:style-name="T23">c</text:span>kkategorie</text:p>
      <text:p text:style-name="P39">Jedes Medium kann eine oder mehre Zwe<text:span text:style-name="T23">c</text:span>kkategorein haben.</text:p>
      <text:list text:style-name="L11">
        <text:list-item>
          <text:p text:style-name="P38">Kleidung</text:p>
        </text:list-item>
        <text:list-item>
          <text:p text:style-name="P38">Accessoirs</text:p>
        </text:list-item>
        <text:list-item>
          <text:p text:style-name="P38">Deko</text:p>
        </text:list-item>
      </text:list>
      <text:p text:style-name="P39">Es gibt Medien ohne Zweckkategorie. Das sind reine Techniktutorials</text:p>
      <text:list xml:id="list2661719605" text:style-name="L12">
        <text:list-item>
          <text:list>
            <text:list-item>
              <text:h text:style-name="P16" text:outline-level="3"><text:soft-page-break/>Techniktutorials</text:h>
            </text:list-item>
            <text:list-item>
              <text:h text:style-name="P19" text:outline-level="4">Kleidung</text:h>
            </text:list-item>
          </text:list>
        </text:list-item>
      </text:list>
      <text:list text:style-name="L22">
        <text:list-item>
          <text:h text:style-name="P22" text:outline-level="5">Weste</text:h>
        </text:list-item>
        <text:list-item>
          <text:h text:style-name="P22" text:outline-level="5">Rock</text:h>
        </text:list-item>
        <text:list-item>
          <text:h text:style-name="P22" text:outline-level="5">Hose</text:h>
        </text:list-item>
        <text:list-item>
          <text:h text:style-name="P22" text:outline-level="5">Kleid</text:h>
        </text:list-item>
        <text:list-item>
          <text:h text:style-name="P22" text:outline-level="5">Bluse/Hemd</text:h>
        </text:list-item>
        <text:list-item>
          <text:h text:style-name="P22" text:outline-level="5">Pullover</text:h>
        </text:list-item>
        <text:list-item>
          <text:h text:style-name="P22" text:outline-level="5">Cardigen</text:h>
        </text:list-item>
      </text:list>
      <text:list text:continue-list="list2661719605" text:style-name="L12">
        <text:list-item>
          <text:list>
            <text:list-item>
              <text:h text:style-name="P16" text:outline-level="4">Accessoirs</text:h>
              <text:list>
                <text:list-item>
                  <text:h text:style-name="P21" text:outline-level="5">Taschen</text:h>
                </text:list-item>
                <text:list-item>
                  <text:h text:style-name="P21" text:outline-level="5">Tücher / Schals</text:h>
                </text:list-item>
                <text:list-item>
                  <text:h text:style-name="P16" text:outline-level="5">Mützen und Hütte</text:h>
                </text:list-item>
                <text:list-item>
                  <text:h text:style-name="P21" text:outline-level="5">Socken</text:h>
                </text:list-item>
              </text:list>
            </text:list-item>
            <text:list-item>
              <text:h text:style-name="P16" text:outline-level="4">Haushalt</text:h>
              <text:list>
                <text:list-item>
                  <text:h text:style-name="P16" text:outline-level="5">Topflappen</text:h>
                </text:list-item>
                <text:list-item>
                  <text:h text:style-name="P16" text:outline-level="4">Deko</text:h>
                </text:list-item>
                <text:list-item>
                  <text:h text:style-name="P16" text:outline-level="5">Quilts</text:h>
                </text:list-item>
                <text:list-item>
                  <text:h text:style-name="P16" text:outline-level="5">Blöcke</text:h>
                </text:list-item>
                <text:list-item>
                  <text:h text:style-name="P16" text:outline-level="4">Nähausstattung</text:h>
                </text:list-item>
              </text:list>
            </text:list-item>
            <text:list-item>
              <text:h text:style-name="P16" text:outline-level="4">Spielzeug</text:h>
            </text:list-item>
            <text:list-item>
              <text:h text:style-name="P16" text:outline-level="4">Kindersachen</text:h>
            </text:list-item>
            <text:list-item>
              <text:h text:style-name="P20" text:outline-level="4">Ornament</text:h>
            </text:list-item>
          </text:list>
        </text:list-item>
      </text:list>
      <text:list text:style-name="L1">
        <text:list-item>
          <text:h text:style-name="P5" text:outline-level="2">Was ist ein Medium?</text:h>
        </text:list-item>
      </text:list>
      <text:p text:style-name="P59">Medien sind ein Buch, Eine Zeitschrift, eine Webseit, ein Flyer, ein Schnittmuster.</text:p>
      <text:p text:style-name="P59">Medien enthalten eine oder mehrere Anleitungen</text:p>
      <text:p text:style-name="P59">Medien enthalten eine oder mehrere Techniken.</text:p>
      <text:p text:style-name="P59">Ein Medium ist Teil meiner Bibliothek</text:p>
      <text:p text:style-name="P59">Ein Medium hat einen Titel</text:p>
      <text:p text:style-name="P59"><text:soft-page-break/>Ein Medium hat einen Autor.</text:p>
      <text:p text:style-name="P59">Unterschiedliche Medien haben unterschiedelich Ordnungskriterien.</text:p>
      <text:list text:continue-numbering="true" text:style-name="L1">
        <text:list-item>
          <text:h text:style-name="P6" text:outline-level="3"><text:span text:style-name="T12">Welche </text:span>Technik<text:span text:style-name="T12">en nutze ich</text:span>?</text:h>
        </text:list-item>
      </text:list>
      <text:p text:style-name="P35">Schneidern</text:p>
      <text:p text:style-name="P35">Patchwork</text:p>
      <text:p text:style-name="P35">Stricken</text:p>
      <text:p text:style-name="P35">Häkeln</text:p>
      <text:p text:style-name="P54">Nadelarbeiten</text:p>
      <text:p text:style-name="P35">Sticken</text:p>
      <text:p text:style-name="P35">Makramee</text:p>
      <text:p text:style-name="P35">Tatting</text:p>
      <text:p text:style-name="P35">Basteln</text:p>
      <text:list xml:id="list160349747710072" text:continue-numbering="true" text:style-name="L1">
        <text:list-item>
          <text:list>
            <text:list-item>
              <text:h text:style-name="P9" text:outline-level="3">Was ist eine Sammlung?</text:h>
            </text:list-item>
          </text:list>
        </text:list-item>
      </text:list>
      <text:p text:style-name="P28">Eine Sammlung besteht aus mehreren Projekten, die mit einander in Zugsamenhang stehen.</text:p>
      <text:p text:style-name="P28">Das Ergebnis sind mehre Gegenstände, die eine Gesamtheit bilden.</text:p>
      <text:p text:style-name="P28">z.B. Grundgarderobe ist eine Sammlung</text:p>
      <text:list text:style-name="L13">
        <text:list-item>
          <text:p text:style-name="P25">Projekte</text:p>
        </text:list-item>
      </text:list>
      <text:list text:style-name="L14">
        <text:list-item>
          <text:list>
            <text:list-item>
              <text:p text:style-name="P26">Rock</text:p>
            </text:list-item>
            <text:list-item>
              <text:p text:style-name="P26">Weste</text:p>
            </text:list-item>
            <text:list-item>
              <text:p text:style-name="P26">Hose</text:p>
            </text:list-item>
            <text:list-item>
              <text:p text:style-name="P26">Cardigan</text:p>
            </text:list-item>
            <text:list-item>
              <text:p text:style-name="P26">Hemd</text:p>
            </text:list-item>
            <text:list-item>
              <text:p text:style-name="P26">Shirt</text:p>
            </text:list-item>
          </text:list>
        </text:list-item>
      </text:list>
      <text:p text:style-name="P28">z.B. Vorhänge sind keine Sammlung</text:p>
      <text:list text:style-name="L15">
        <text:list-item>
          <text:p text:style-name="P27">Projekte</text:p>
          <text:list>
            <text:list-item>
              <text:p text:style-name="P27">Studio</text:p>
            </text:list-item>
            <text:list-item>
              <text:p text:style-name="P27">Wohnzimmer</text:p>
              <text:list>
                <text:list-item>
                  <text:p text:style-name="P27">Gardinen</text:p>
                </text:list-item>
                <text:list-item>
                  <text:p text:style-name="P27">Stors</text:p>
                </text:list-item>
              </text:list>
            </text:list-item>
            <text:list-item>
              <text:p text:style-name="P27">Küche</text:p>
            </text:list-item>
          </text:list>
        </text:list-item>
      </text:list>
      <text:p text:style-name="P28">Eine Sammlung kann Projekte in verschiedenen Techniken enthalten.</text:p>
      <text:list text:continue-list="list160349747710072" text:style-name="L1">
        <text:list-item>
          <text:list>
            <text:list-item>
              <text:h text:style-name="P12" text:outline-level="1">Welche Kategorie System habe ich bis jetzt benutzt?</text:h>
            </text:list-item>
          </text:list>
        </text:list-item>
      </text:list>
      <text:h text:style-name="P15" text:outline-level="2">Was ist der Zweck eines Objekts?</text:h>
      <text:p text:style-name="P46">Wozu wird ein Objekt verwendet.</text:p>
      <text:list text:style-name="L16">
        <text:list-item>
          <text:p text:style-name="P42">Deko</text:p>
        </text:list-item>
      </text:list>
      <text:list text:style-name="L17">
        <text:list-item>
          <text:p text:style-name="P43">Ordnungshelfer</text:p>
        </text:list-item>
        <text:list-item>
          <text:p text:style-name="P43">Dies und Das</text:p>
        </text:list-item>
        <text:list-item>
          <text:p text:style-name="P43">Nähausstattung</text:p>
        </text:list-item>
        <text:list-item>
          <text:p text:style-name="P43">Gewandung</text:p>
        </text:list-item>
        <text:list-item>
          <text:p text:style-name="P43">Ornament</text:p>
        </text:list-item>
      </text:list>
      <text:h text:style-name="P15" text:outline-level="2">Was ist die Art eines Objekts?</text:h>
      <text:p text:style-name="P46">Welcher Art ist ein Objekt?</text:p>
      <text:list text:style-name="L18">
        <text:list-item>
          <text:p text:style-name="P44">Bekleidung</text:p>
        </text:list-item>
        <text:list-item>
          <text:p text:style-name="P44">Accessoirs</text:p>
        </text:list-item>
        <text:list-item>
          <text:p text:style-name="P44">Heimtextilen</text:p>
        </text:list-item>
      </text:list>
      <text:h text:style-name="Heading_20_3" text:outline-level="3">Demension</text:h>
      <text:list text:style-name="L19">
        <text:list-item>
          <text:p text:style-name="P61">Schnur</text:p>
        </text:list-item>
        <text:list-item>
          <text:p text:style-name="P61"><text:soft-page-break/>Fläche</text:p>
        </text:list-item>
        <text:list-item>
          <text:p text:style-name="P61">Körper</text:p>
        </text:list-item>
        <text:list-item>
          <text:p text:style-name="P61">Hülle</text:p>
        </text:list-item>
      </text:list>
      <text:h text:style-name="Heading_20_3" text:outline-level="3">Material</text:h>
      <text:list text:style-name="L20">
        <text:list-item>
          <text:p text:style-name="P62">Garn</text:p>
        </text:list-item>
        <text:list-item>
          <text:p text:style-name="P62">Gewebe</text:p>
        </text:list-item>
        <text:list-item>
          <text:p text:style-name="P62">Nich Textil</text:p>
        </text:list-item>
      </text:list>
      <text:h text:style-name="Heading_20_3" text:outline-level="3">Werkzeug</text:h>
      <text:list text:style-name="L21">
        <text:list-item>
          <text:p text:style-name="P45">Nähnadel</text:p>
        </text:list-item>
        <text:list-item>
          <text:p text:style-name="P45">Stricknadel</text:p>
        </text:list-item>
      </text:list>
      <text:h text:style-name="P47" text:outline-level="1"><text:span text:style-name="T13">Ordnereinteilung</text:span><text:span text:style-name="T14"> &lt;</text:span><text:span text:style-name="T16">Meine%20Bibliothek%20Datenbank.mm</text:span><text:span text:style-name="T15">&gt;</text:span></text:h>
      <text:h text:style-name="P48" text:outline-level="2"><text:span text:style-name="T17">Nähen</text:span></text:h>
      <text:h text:style-name="P49" text:outline-level="3"><text:span text:style-name="T18">Technik</text:span></text:h>
      <text:h text:style-name="P49" text:outline-level="3"><text:span text:style-name="T18">Patchwork</text:span></text:h>
      <text:h text:style-name="P50" text:outline-level="4"><text:span text:style-name="T20">Quilts</text:span></text:h>
      <text:h text:style-name="P50" text:outline-level="4"><text:span text:style-name="T20">Deko</text:span></text:h>
      <text:h text:style-name="P50" text:outline-level="4"><text:span text:style-name="T20">Nähausstattung</text:span></text:h>
      <text:h text:style-name="P49" text:outline-level="3"><text:span text:style-name="T18">Anziehendes</text:span></text:h>
      <text:h text:style-name="P50" text:outline-level="4"><text:span text:style-name="T20">Kleidung</text:span></text:h>
      <text:h text:style-name="P50" text:outline-level="4"><text:span text:style-name="T20">Accessoires</text:span></text:h>
      <text:h text:style-name="P51" text:outline-level="5"><text:span text:style-name="T21">Taschen</text:span></text:h>
      <text:h text:style-name="P49" text:outline-level="3"><text:span text:style-name="T18">Verspieltes</text:span></text:h>
      <text:h text:style-name="P48" text:outline-level="2"><text:span text:style-name="T17">Stricken</text:span></text:h>
      <text:h text:style-name="P49" text:outline-level="3"><text:span text:style-name="T18">Technik</text:span></text:h>
      <text:h text:style-name="P49" text:outline-level="3"><text:span text:style-name="T18">Anziehendes</text:span></text:h>
      <text:h text:style-name="P50" text:outline-level="4"><text:span text:style-name="T20">Kleidung</text:span></text:h>
      <text:h text:style-name="P50" text:outline-level="4"><text:span text:style-name="T20">Accessoires</text:span></text:h>
      <text:h text:style-name="P51" text:outline-level="5"><text:span text:style-name="T21">Tücher und Schals</text:span></text:h>
      <text:h text:style-name="P51" text:outline-level="5"><text:span text:style-name="T22">Socken</text:span></text:h>
      <text:h text:style-name="P33" text:outline-level="3"><text:span text:style-name="T18">Deko</text:span></text:h>
      <text:h text:style-name="P52" text:outline-level="4">Plattes</text:h>
      <text:h text:style-name="P49" text:outline-level="3"><text:span text:style-name="T18">Strickmuster</text:span></text:h>
      <text:h text:style-name="P50" text:outline-level="4"><text:span text:style-name="T20">Spitze</text:span></text:h>
      <text:h text:style-name="P49" text:outline-level="3"><text:span text:style-name="T18">Verspieltes</text:span></text:h>
      <text:h text:style-name="P48" text:outline-level="2"><text:span text:style-name="T17">Häkeln</text:span></text:h>
      <text:h text:style-name="P49" text:outline-level="3"><text:span text:style-name="T18">Technik</text:span></text:h>
      <text:h text:style-name="P49" text:outline-level="3"><text:span text:style-name="T18">Anziehendes</text:span></text:h>
      <text:h text:style-name="P50" text:outline-level="4"><text:span text:style-name="T20">Kleidung</text:span></text:h>
      <text:h text:style-name="P50" text:outline-level="4"><text:span text:style-name="T20">Accessoires</text:span></text:h>
      <text:h text:style-name="P51" text:outline-level="5"><text:span text:style-name="T21">Tücher und Schals</text:span></text:h>
      <text:h text:style-name="P33" text:outline-level="3"><text:span text:style-name="T18">Deko</text:span></text:h>
      <text:h text:style-name="P53" text:outline-level="4">Topflappen</text:h>
      <text:h text:style-name="P49" text:outline-level="3"><text:span text:style-name="T18">Muster</text:span></text:h>
      <text:h text:style-name="P50" text:outline-level="4"><text:span text:style-name="T20">Spitze</text:span></text:h>
      <text:h text:style-name="P49" text:outline-level="3"><text:span text:style-name="T18">Verspieltes</text:span></text:h>
      <text:h text:style-name="P48" text:outline-level="2"><text:soft-page-break/><text:span text:style-name="T17">Nadelarbeiten</text:span></text:h>
      <text:h text:style-name="P49" text:outline-level="3"><text:span text:style-name="T18">Sticken</text:span></text:h>
      <text:h text:style-name="P49" text:outline-level="3"><text:span text:style-name="T18">Spitze</text:span></text:h>
      <text:h text:style-name="P50" text:outline-level="4"><text:span text:style-name="T20">Tatting</text:span></text:h>
      <text:h text:style-name="P49" text:outline-level="3"><text:span text:style-name="T18">Perlen</text:span></text:h>
      <text:h text:style-name="P33" text:outline-level="3"><text:span text:style-name="T18">Makramee</text:span></text:h>
      <text:h text:style-name="P49" text:outline-level="3"><text:span text:style-name="T18">Flecht</text:span><text:span text:style-name="T19">en</text:span></text:h>
      <text:h text:style-name="P48" text:outline-level="2"><text:span text:style-name="T17">Bastlen</text:span></text:h>
      <text:h text:style-name="P48" text:outline-level="2"><text:span text:style-name="T17">Steampunk</text:span></text:h>
      <text:h text:style-name="P49" text:outline-level="3"><text:span text:style-name="T18">Anziehendes</text:span></text:h>
      <text:h text:style-name="P50" text:outline-level="4"><text:span text:style-name="T20">Kleidung</text:span></text:h>
      <text:h text:style-name="P50" text:outline-level="4"><text:span text:style-name="T20">Accessoires</text:span></text:h>
      <text:h text:style-name="P49" text:outline-level="3"><text:span text:style-name="T18">ZSE</text:span></text:h>
      <text:h text:style-name="P49" text:outline-level="3"><text:span text:style-name="T18">Basteleien</text:span></text:h>
      <text:h text:style-name="P49" text:outline-level="3"><text:span text:style-name="T18">Charaktere</text:span></text:h>
      <text:h text:style-name="P34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" style:font-adornments="Standard" style:font-family-generic="swiss" style:font-pitch="variable"/>
    <style:font-face style:name="Baskerville" svg:font-family="Baskerville" style:font-family-generic="roman" style:font-pitch="variable"/>
    <style:font-face style:name="Consolas" svg:font-family="Consolas" style:font-family-generic="roman" style:font-pitch="variable"/>
    <style:font-face style:name="Corbel" svg:font-family="Corbel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iberation Sans2" svg:font-family="'Liberation Sans'" style:font-adornments="Fett Kursiv" style:font-family-generic="swiss" style:font-pitch="variable"/>
    <style:font-face style:name="Liberation Sans3" svg:font-family="'Liberation Sans'" style:font-adornments="Kursiv" style:font-family-generic="swiss" style:font-pitch="variable"/>
    <style:font-face style:name="Liberation Sans4" svg:font-family="'Liberation Sans'" style:font-adornments="Standard" style:font-family-generic="swiss" style:font-pitch="variable"/>
    <style:font-face style:name="Liberation Serif" svg:font-family="'Liberation Serif'" style:font-adornments="Fett" style:font-family-generic="roman" style:font-pitch="variable"/>
    <style:font-face style:name="Liberation Serif1" svg:font-family="'Liberation Serif'" style:font-adornments="Fett Kursiv" style:font-family-generic="roman" style:font-pitch="variable"/>
    <style:font-face style:name="Liberation Serif2" svg:font-family="'Liberation Serif'" style:font-adornments="Standard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  <style:font-face style:name="Wingdings 2" svg:font-family="'Wingdings 2'" style:font-adornments="Standard"/>
  </office:font-face-decls>
  <office:styles>
    <draw:gradient draw:name="Gradient_20_19" draw:display-name="Gradient 19" draw:style="linear" draw:start-color="#ffffff" draw:end-color="#729fcf" draw:start-intensity="100%" draw:end-intensity="80%" draw:angle="90deg" draw:border="10%">
      <loext:gradient-stop svg:offset="0" loext:color-type="rgb" loext:color-value="#ffffff"/>
      <loext:gradient-stop svg:offset="1" loext:color-type="rgb" loext:color-value="#729fcf"/>
    </draw:gradient>
    <draw:gradient draw:name="Gradient_20_20" draw:display-name="Gradient 20" draw:style="linear" draw:start-color="#ffffff" draw:end-color="#729fcf" draw:start-intensity="100%" draw:end-intensity="100%" draw:angle="90deg" draw:border="10%">
      <loext:gradient-stop svg:offset="0" loext:color-type="rgb" loext:color-value="#ffffff"/>
      <loext:gradient-stop svg:offset="1" loext:color-type="rgb" loext:color-value="#729fcf"/>
    </draw:gradient>
    <draw:gradient draw:name="Gradient_20_5" draw:display-name="Gradient 5" draw:style="linear" draw:start-color="#ffffff" draw:end-color="#6bce3d" draw:start-intensity="100%" draw:end-intensity="100%" draw:angle="90deg" draw:border="10%">
      <loext:gradient-stop svg:offset="0" loext:color-type="rgb" loext:color-value="#ffffff"/>
      <loext:gradient-stop svg:offset="1" loext:color-type="rgb" loext:color-value="#6bce3d"/>
    </draw:gradient>
    <draw:gradient draw:name="Gradient_20_7" draw:display-name="Gradient 7" draw:style="linear" draw:start-color="#ffffff" draw:end-color="#43c330" draw:start-intensity="100%" draw:end-intensity="100%" draw:angle="90deg" draw:border="10%">
      <loext:gradient-stop svg:offset="0" loext:color-type="rgb" loext:color-value="#ffffff"/>
      <loext:gradient-stop svg:offset="1" loext:color-type="rgb" loext:color-value="#43c330"/>
    </draw:gradient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draw:opacity draw:name="Transparency_20_3" draw:display-name="Transparency 3" draw:style="linear" draw:start="100%" draw:end="20%" draw:angle="90deg" draw:border="0%">
      <loext:opacity-stop svg:offset="0" svg:stop-opacity="1"/>
      <loext:opacity-stop svg:offset="1" svg:stop-opacity="0.2"/>
    </draw:opacity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orbel" fo:font-size="11pt" fo:language="en" fo:country="US" style:letter-kerning="false" style:font-name-asian="Segoe UI" style:font-size-asian="11pt" style:language-asian="en" style:country-asian="US" style:font-name-complex="Tahoma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orbel" fo:font-size="11pt" fo:language="en" fo:country="US" style:letter-kerning="false" style:font-name-asian="Segoe UI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.349cm" style:contextual-spacing="true" fo:line-height="115%" fo:text-align="start" style:justify-single-word="false" fo:orphans="2" fo:widows="2" style:page-number="auto" style:writing-mode="lr-tb">
        <style:tab-stops>
          <style:tab-stop style:position="3.5cm"/>
          <style:tab-stop style:position="5.001cm"/>
          <style:tab-stop style:position="7.5cm"/>
          <style:tab-stop style:position="13.501cm"/>
        </style:tab-stops>
      </style:paragraph-properties>
      <style:text-properties style:font-name="Liberation Sans4" fo:font-family="'Liberation Sans'" style:font-style-name="Standard" style:font-family-generic="swiss" style:font-pitch="variable" fo:font-size="10pt" fo:language="de" fo:country="D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style:use-window-font-color="true" loext:opacity="0%" style:font-name="Liberation Sans3" fo:font-family="'Liberation Sans'" style:font-style-name="Kursiv" style:font-family-generic="swiss" style:font-pitch="variable" fo:font-size="14pt" fo:font-style="normal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style:use-window-font-color="true" loext:opacity="0%" style:font-name="Liberation Sans1" fo:font-family="'Liberation Sans'" style:font-style-name="Fett" style:font-family-generic="swiss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style:use-window-font-color="true" loext:opacity="0%" style:font-name="Liberation Sans1" fo:font-family="'Liberation Sans'" style:font-style-name="Fett" style:font-family-generic="swiss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style:use-window-font-color="true" loext:opacity="0%" style:font-name="Liberation Sans2" fo:font-family="'Liberation Sans'" style:font-style-name="Fett Kursiv" style:font-family-generic="swiss" style:font-pitch="variable" fo:font-style="italic" fo:font-weight="bold" style:font-name-asian="Segoe UI" style:font-family-asian="'Segoe UI'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 style:master-page-name="">
      <style:paragraph-properties fo:margin-top="0.353cm" fo:margin-bottom="0cm" style:contextual-spacing="false" fo:line-height="150%" fo:keep-together="always" style:page-number="auto" fo:keep-with-next="always">
        <style:tab-stops>
          <style:tab-stop style:position="3.5cm"/>
          <style:tab-stop style:position="5.001cm"/>
          <style:tab-stop style:position="7.5cm"/>
          <style:tab-stop style:position="13.501cm"/>
        </style:tab-stops>
      </style:paragraph-properties>
      <style:text-properties fo:color="#000000" loext:opacity="100%" style:font-name="Liberation Serif2" fo:font-family="'Liberation Serif'" style:font-style-name="Standard" style:font-family-generic="roman" style:font-pitch="variable" fo:font-size="12pt" fo:language="de" fo:country="DE"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5f0000" loext:opacity="100%" style:font-name="Consolas" fo:font-family="Consolas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onsolas" fo:font-family="Consolas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c00000" loext:opacity="100%" style:font-name="Consolas" fo:font-family="Consolas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onsolas" fo:font-family="Consolas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c00000"/>
      <style:text-properties fo:color="#532477" loext:opacity="100%" style:font-name="Consolas" fo:font-family="Consolas" style:font-family-generic="roman" style:font-pitch="variable" fo:font-size="26pt" fo:letter-spacing="0.009cm" style:letter-kerning="true" style:font-name-asian="Segoe UI" style:font-family-asian="'Segoe UI'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Ü2_20_Lebenslauf" style:display-name="Ü2 Lebenslauf" style:family="paragraph" style:parent-style-name="Standard" style:default-outline-level="">
      <style:paragraph-properties fo:margin-top="0.176cm" fo:margin-bottom="0.176cm" style:contextual-spacing="false" fo:padding="0cm" fo:border-left="none" fo:border-right="none" fo:border-top="none" fo:border-bottom="0.74pt solid #000000"/>
      <style:text-properties style:font-name="Baskerville" fo:font-family="Baskerville" style:font-family-generic="roman" style:font-pitch="variable"/>
    </style:style>
    <style:style style:name="Lebenslauf_20_Text" style:display-name="Lebenslauf Text" style:family="paragraph" style:parent-style-name="Standard" style:default-outline-level="">
      <style:paragraph-properties fo:line-height="150%">
        <style:tab-stops>
          <style:tab-stop style:position="0cm"/>
          <style:tab-stop style:position="4.701cm"/>
        </style:tab-stops>
      </style:paragraph-properties>
      <style:text-properties style:font-name="Baskerville" fo:font-family="Baskerville" style:font-family-generic="roman" style:font-pitch="variable"/>
    </style:style>
    <style:style style:name="Breifkopf_20_Absatz" style:display-name="Breifkopf Absatz" style:family="paragraph" style:parent-style-name="Standard" style:default-outline-level="">
      <style:text-properties style:font-name="Baskerville" fo:font-family="Baskerville" style:font-family-generic="roman" style:font-pitch="variable"/>
    </style:style>
    <style:style style:name="Tabellentext" style:family="paragraph" style:parent-style-name="Standard" style:default-outline-level="">
      <style:text-properties fo:font-size="12pt" style:font-size-asian="12pt"/>
    </style:style>
    <style:style style:name="Gliederungsnumerier" style:family="paragraph" style:parent-style-name="Standard" style:default-outline-level="">
      <style:text-properties fo:font-size="12pt" style:font-size-asian="12pt"/>
    </style:style>
    <style:style style:name="Einrückung_20__28_1._20_Zeile_29_" style:display-name="Einrückung (1. Zeile)" style:family="paragraph" style:parent-style-name="Standard" style:default-outline-level="">
      <style:paragraph-properties fo:margin-left="0cm" fo:margin-right="0cm" fo:text-indent="1.27cm" style:auto-text-indent="false"/>
      <style:text-properties fo:font-size="12pt" style:font-size-asian="12pt"/>
    </style:style>
    <style:style style:name="Nummernliste" style:family="paragraph" style:parent-style-name="Standard" style:default-outline-level="">
      <style:text-properties fo:font-size="12pt" style:font-size-asian="12pt"/>
    </style:style>
    <style:style style:name="Markierung_20_2" style:display-name="Markierung 2" style:family="paragraph" style:parent-style-name="Standard" style:default-outline-level="">
      <style:text-properties fo:font-size="12pt" style:font-size-asian="12pt"/>
    </style:style>
    <style:style style:name="Markierung_20_1" style:display-name="Markierung 1" style:family="paragraph" style:parent-style-name="Standard" style:default-outline-level="">
      <style:text-properties fo:font-size="12pt" style:font-size-asian="12pt"/>
    </style:style>
    <style:style style:name="Haupttext_20__28_Einfach_29_" style:display-name="Haupttext (Einfach)" style:family="paragraph" style:parent-style-name="Standard" style:default-outline-level="">
      <style:text-properties fo:font-size="12pt" style:font-size-asian="12pt"/>
    </style:style>
    <style:style style:name="Vorgabetext" style:family="paragraph" style:parent-style-name="Standard" style:default-outline-level="">
      <style:text-properties fo:font-size="12pt" style:font-size-asian="12pt"/>
    </style:style>
    <style:style style:name="annotation_20_text" style:display-name="annotation text" style:family="paragraph" style:parent-style-name="Standard" style:default-outline-level=""/>
    <style:style style:name="BewerbungTextLeben" style:family="paragraph" style:parent-style-name="Standard" style:default-outline-level="">
      <style:paragraph-properties fo:margin-top="0.212cm" fo:margin-bottom="0.353cm" style:contextual-spacing="false" fo:line-height="0.423cm">
        <style:tab-stops>
          <style:tab-stop style:position="5.001cm"/>
        </style:tab-stops>
      </style:paragraph-properties>
    </style:style>
    <style:style style:name="BewerbungÜ2" style:family="paragraph" style:parent-style-name="Heading_20_2" style:next-style-name="BewerbungTextLeben" style:auto-update="true" style:default-outline-level="">
      <style:paragraph-properties text:number-lines="false" text:line-number="0"/>
      <style:text-properties style:font-name="Verdana" fo:font-family="Verdana" style:font-family-generic="roman" style:font-pitch="variable" fo:font-size="10pt" style:font-size-asian="10pt"/>
    </style:style>
    <style:style style:name="BewerbungÜ1Leben" style:family="paragraph" style:parent-style-name="Standard" style:next-style-name="Standard" style:auto-update="true" style:default-outline-level="1" style:list-style-name="">
      <style:paragraph-properties fo:margin-top="0.706cm" fo:margin-bottom="0.353cm" style:contextual-spacing="false" fo:keep-with-next="always"/>
      <style:text-properties style:font-name="Verdana" fo:font-family="Verdana" style:font-family-generic="roman" style:font-pitch="variable" fo:font-size="14pt" style:font-size-asian="14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Bewerbungstitel" style:family="paragraph" style:parent-style-name="Title" style:next-style-name="BewerbungÜ1Leben" style:auto-update="true" style:default-outline-level="">
      <style:paragraph-properties fo:margin-top="0.529cm" fo:margin-bottom="0.706cm" style:contextual-spacing="true" fo:keep-together="always" fo:break-before="page" text:number-lines="false" text:line-number="0"/>
      <style:text-properties style:font-name="Verdana" fo:font-family="Verdana" style:font-family-generic="roman" style:font-pitch="variable" fo:font-size="18pt" style:font-size-asian="18pt"/>
    </style:style>
    <style:style style:name="Kopfadresse" style:family="paragraph" style:parent-style-name="Standard" style:default-outline-level="">
      <style:paragraph-properties fo:margin-top="0cm" fo:margin-bottom="0.071cm" style:contextual-spacing="false"/>
      <style:text-properties style:font-name="Verdana" fo:font-family="Verdana" style:font-family-generic="roman" style:font-pitch="variable"/>
    </style:style>
    <style:style style:name="Kopfname" style:family="paragraph" style:parent-style-name="Kopfadresse" style:next-style-name="Kopfadresse" style:default-outline-level="">
      <style:text-properties fo:color="#333399" loext:opacity="100%" fo:font-size="16pt" style:font-size-asian="16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c00000" loext:opacity="100%" fo:font-size="9pt" fo:font-weight="bold" style:font-size-asian="9pt" style:font-weight-asian="bold" style:font-size-complex="9pt" style:font-weight-complex="bold"/>
    </style:style>
    <style:style style:name="Subtitle" style:family="paragraph" style:parent-style-name="Standard" style:next-style-name="Standard" style:default-outline-level="" style:class="chapter">
      <style:text-properties fo:color="#c00000" loext:opacity="100%" style:font-name="Consolas" fo:font-family="Consolas" style:font-family-generic="roman" style:font-pitch="variable" fo:font-size="12pt" fo:letter-spacing="0.026cm" fo:font-style="italic" style:font-name-asian="Segoe UI" style:font-family-asian="'Segoe UI'" style:font-family-generic-asian="system" style:font-pitch-asian="variable" style:font-size-asian="12pt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Quote" style:family="paragraph" style:parent-style-name="Standard" style:next-style-name="Standard" style:default-outline-level="">
      <style:text-properties fo:color="#00000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c00000"/>
      <style:text-properties fo:color="#c00000" loext:opacity="100%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ebenslaufTExt" style:family="paragraph" style:parent-style-name="Standard">
      <style:paragraph-properties fo:margin-top="0cm" fo:margin-bottom="0.25cm" style:contextual-spacing="true"/>
      <style:text-properties style:font-name="Liberation Serif2" fo:font-family="'Liberation Serif'" style:font-style-name="Standard" style:font-family-generic="roman" style:font-pitch="variable"/>
    </style:style>
    <style:style style:name="Ausbildung" style:family="paragraph" style:parent-style-name="Heading_20_5" style:next-style-name="LebenslaufTExt">
      <loext:graphic-properties draw:fill="solid" draw:fill-color="#ff8000"/>
      <style:paragraph-properties fo:background-color="#ff8000"/>
    </style:style>
    <style:style style:name="Familie" style:family="paragraph" style:parent-style-name="Ausbildung" style:next-style-name="LebenslaufTExt">
      <loext:graphic-properties draw:fill="solid" draw:fill-color="#f80cdb"/>
      <style:paragraph-properties fo:background-color="#f80cdb"/>
    </style:style>
    <style:style style:name="Lohnundbrot" style:family="paragraph" style:parent-style-name="Familie" style:next-style-name="LebenslaufTExt">
      <loext:graphic-properties draw:fill="solid" draw:fill-color="#5eb91e"/>
      <style:paragraph-properties fo:background-color="#5eb91e"/>
    </style:style>
    <style:style style:name="Ehrenamt" style:family="paragraph" style:parent-style-name="Familie" style:next-style-name="LebenslaufTExt">
      <loext:graphic-properties draw:fill="solid" draw:fill-color="#ffb6c1"/>
      <style:paragraph-properties fo:background-color="#ffb6c1"/>
    </style:style>
    <style:style style:name="Überschrift_20_1_20_LL_20_Green" style:display-name="Überschrift 1 LL Green" style:family="paragraph" style:parent-style-name="Heading_20_1">
      <loext:graphic-properties draw:fill="gradient" draw:fill-gradient-name="Gradient_20_5" draw:gradient-step-count="64"/>
      <style:paragraph-properties fo:background-color="#b5e79e"/>
    </style:style>
    <style:style style:name="Überschrift_20_1LL_20_blue" style:display-name="Überschrift 1LL blue" style:family="paragraph" style:parent-style-name="Überschrift_20_1_20_LL_20_Green" style:next-style-name="LebenslaufTExt" style:master-page-name="">
      <loext:graphic-properties draw:fill="gradient" draw:fill-gradient-name="Gradient_20_19" draw:gradient-step-count="64" draw:opacity="100%"/>
      <style:paragraph-properties fo:margin-top="0cm" fo:margin-bottom="0cm" style:contextual-spacing="false" style:page-number="auto" fo:background-color="#adbfd2"/>
      <style:text-properties style:font-name="Liberation Sans1" fo:font-family="'Liberation Sans'" style:font-style-name="Fett" style:font-family-generic="swiss" style:font-pitch="variable"/>
    </style:style>
    <style:style style:name="Überschrift_20_2_20_LL_20_Green" style:display-name="Überschrift 2 LL Green" style:family="paragraph" style:parent-style-name="Heading_20_2" style:next-style-name="Heading_20_3">
      <loext:graphic-properties draw:fill="gradient" draw:fill-gradient-name="Gradient_20_7" draw:gradient-step-count="64"/>
      <style:paragraph-properties fo:background-color="#a1e198"/>
    </style:style>
    <style:style style:name="Überschrift_20_2_20_LL_20_blue" style:display-name="Überschrift 2 LL blue" style:family="paragraph" style:parent-style-name="Überschrift_20_2_20_LL_20_Green" style:next-style-name="LebenslaufTExt">
      <loext:graphic-properties draw:fill="gradient" draw:fill-gradient-name="Gradient_20_20" draw:gradient-step-count="0"/>
      <style:paragraph-properties fo:margin-top="0.199cm" fo:margin-bottom="0cm" style:contextual-spacing="false" fo:background-color="#b9cfe7"/>
      <style:text-properties style:font-name="Liberation Serif" fo:font-family="'Liberation Serif'" style:font-style-name="Fett" style:font-family-generic="roman" style:font-pitch="variable"/>
    </style:style>
    <style:style style:name="Überschrift_20_3_20_LL_20_Green" style:display-name="Überschrift 3 LL Green" style:family="paragraph" style:parent-style-name="Heading_20_3">
      <loext:graphic-properties draw:fill="gradient" draw:fill-gradient-name="Gradient_20_5" draw:gradient-step-count="0"/>
      <style:paragraph-properties fo:background-color="#b5e79e"/>
    </style:style>
    <style:style style:name="Überschrift_20_3_20_LL_20_blue" style:display-name="Überschrift 3 LL blue" style:family="paragraph" style:parent-style-name="Überschrift_20_3_20_LL_20_Green">
      <loext:graphic-properties draw:fill="gradient" draw:fill-gradient-name="Gradient_20_20" draw:gradient-step-count="0"/>
      <style:paragraph-properties fo:margin-top="0.199cm" fo:margin-bottom="0cm" style:contextual-spacing="true" fo:background-color="#b9cfe7"/>
      <style:text-properties style:font-name="Liberation Serif" fo:font-family="'Liberation Serif'" style:font-style-name="Fett" style:font-family-generic="roman" style:font-pitch="variable"/>
    </style:style>
    <style:style style:name="Überschrift_20_LL_20_4_20_blue" style:display-name="Überschrift LL 4 blue" style:family="paragraph" style:parent-style-name="Heading_20_4" style:next-style-name="LebenslaufTExt">
      <loext:graphic-properties draw:fill="gradient" draw:fill-gradient-name="Gradient_20_20" draw:gradient-step-count="0"/>
      <style:paragraph-properties fo:margin-top="0.25cm" fo:margin-bottom="0cm" style:contextual-spacing="false" fo:background-color="#b9cfe7"/>
      <style:text-properties style:font-name="Liberation Serif1" fo:font-family="'Liberation Serif'" style:font-style-name="Fett Kursiv" style:font-family-generic="roman" style:font-pitch="variable"/>
    </style:style>
    <style:style style:name="Lebenslauf_20_Kontakt" style:display-name="Lebenslauf Kontakt" style:family="paragraph" style:parent-style-name="LebenslaufTExt" style:next-style-name="LebenslaufTExt">
      <loext:graphic-properties draw:fill="gradient" draw:fill-gradient-name="Gradient_20_20" draw:gradient-step-count="64"/>
      <style:paragraph-properties fo:background-color="#b9cfe7"/>
    </style:style>
    <style:style style:name="Überschrift_20_LL_20_5_20_blue" style:display-name="Überschrift LL 5 blue" style:family="paragraph" style:parent-style-name="Heading_20_5" style:next-style-name="LebenslaufTExt">
      <loext:graphic-properties draw:fill="gradient" draw:fill-gradient-name="Gradient_20_20" draw:gradient-step-count="64" draw:opacity-name="Transparency_20_3"/>
      <style:paragraph-properties fo:margin-top="0.199cm" fo:margin-bottom="0cm" style:contextual-spacing="false" fo:line-height="115%" fo:background-color="#b9cfe7"/>
    </style:style>
    <style:style style:name="Kopfzeile_20_LL_20_blue" style:display-name="Kopfzeile LL blue" style:family="paragraph" style:parent-style-name="Header" style:master-page-name="">
      <loext:graphic-properties draw:fill="none" draw:fill-color="#729fcf"/>
      <style:paragraph-properties fo:margin-top="0cm" fo:margin-bottom="0cm" style:contextual-spacing="true" fo:line-height="100%" style:page-number="auto" fo:background-color="transparent">
        <style:tab-stops>
          <style:tab-stop style:position="3.5cm"/>
          <style:tab-stop style:position="4.5cm"/>
          <style:tab-stop style:position="7.5cm"/>
          <style:tab-stop style:position="9.999cm"/>
          <style:tab-stop style:position="13.501cm"/>
        </style:tab-stops>
      </style:paragraph-properties>
      <style:text-properties style:font-name="Liberation Serif2" fo:font-family="'Liberation Serif'" style:font-style-name="Standard" style:font-family-generic="roman" style:font-pitch="variable"/>
    </style:style>
    <style:style style:name="LL_20_Textkörper" style:display-name="LL Textkörper" style:family="paragraph" style:parent-style-name="Text_20_body" style:master-page-name="">
      <style:paragraph-properties style:page-number="auto">
        <style:tab-stops>
          <style:tab-stop style:position="3.5cm"/>
          <style:tab-stop style:position="4.5cm"/>
          <style:tab-stop style:position="7.999cm"/>
          <style:tab-stop style:position="9.999cm"/>
          <style:tab-stop style:position="12cm"/>
          <style:tab-stop style:position="13.501cm"/>
        </style:tab-stops>
      </style:paragraph-properties>
      <style:text-properties style:font-name="Liberation Serif2" fo:font-family="'Liberation Serif'" style:font-style-name="Standard" style:font-family-generic="roman" style:font-pitch="variable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Default_20_Paragraph_20_Font" style:display-name="Default Paragraph Font" style:family="text"/>
    <style:style style:name="Brirfkopf_20_Zeichen" style:display-name="Brirfkopf Zeichen" style:family="text"/>
    <style:style style:name="page_20_number" style:display-name="page numbe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Überschrift_20_1_20_Zchn" style:display-name="Überschrift 1 Zchn" style:family="text" style:parent-style-name="Default_20_Paragraph_20_Font">
      <style:text-properties fo:color="#8f0000" loext:opacity="100%" style:font-name="Consolas" fo:font-family="Consolas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Überschrift_20_2_20_Zchn" style:display-name="Überschrift 2 Zchn" style:family="text" style:parent-style-name="Default_20_Paragraph_20_Font">
      <style:text-properties fo:color="#c00000" loext:opacity="100%" style:font-name="Consolas" fo:font-family="Consolas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Überschrift_20_3_20_Zchn" style:display-name="Überschrift 3 Zchn" style:family="text" style:parent-style-name="Default_20_Paragraph_20_Font">
      <style:text-properties fo:color="#c00000" loext:opacity="100%" style:font-name="Consolas" fo:font-family="Consolas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Überschrift_20_4_20_Zchn" style:display-name="Überschrift 4 Zchn" style:family="text" style:parent-style-name="Default_20_Paragraph_20_Font">
      <style:text-properties fo:color="#c00000" loext:opacity="100%" style:font-name="Consolas" fo:font-family="Consolas" style:font-family-generic="roman" style:font-pitch="variable" fo:font-style="italic" fo:font-weight="bold" style:font-name-asian="Segoe UI" style:font-family-asian="'Segoe UI'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Überschrift_20_5_20_Zchn" style:display-name="Überschrift 5 Zchn" style:family="text" style:parent-style-name="Default_20_Paragraph_20_Font">
      <style:text-properties fo:color="#5f0000" loext:opacity="100%" style:font-name="Consolas" fo:font-family="Consolas" style:font-family-generic="roman" style:font-pitch="variable"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Überschrift_20_6_20_Zchn" style:display-name="Überschrift 6 Zchn" style:family="text" style:parent-style-name="Default_20_Paragraph_20_Font">
      <style:text-properties fo:color="#5f0000" loext:opacity="100%" style:font-name="Consolas" fo:font-family="Consolas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Überschrift_20_7_20_Zchn" style:display-name="Überschrift 7 Zchn" style:family="text" style:parent-style-name="Default_20_Paragraph_20_Font">
      <style:text-properties fo:color="#404040" loext:opacity="100%" style:font-name="Consolas" fo:font-family="Consolas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Überschrift_20_8_20_Zchn" style:display-name="Überschrift 8 Zchn" style:family="text" style:parent-style-name="Default_20_Paragraph_20_Font">
      <style:text-properties fo:color="#c00000" loext:opacity="100%" style:font-name="Consolas" fo:font-family="Consolas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Überschrift_20_9_20_Zchn" style:display-name="Überschrift 9 Zchn" style:family="text" style:parent-style-name="Default_20_Paragraph_20_Font">
      <style:text-properties fo:color="#404040" loext:opacity="100%" style:font-name="Consolas" fo:font-family="Consolas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Titel_20_Zchn" style:display-name="Titel Zchn" style:family="text" style:parent-style-name="Default_20_Paragraph_20_Font">
      <style:text-properties fo:color="#532477" loext:opacity="100%" style:font-name="Consolas" fo:font-family="Consolas" style:font-family-generic="roman" style:font-pitch="variable" fo:font-size="26pt" fo:letter-spacing="0.009cm" style:letter-kerning="true" style:font-name-asian="Segoe UI" style:font-family-asian="'Segoe UI'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Untertitel_20_Zchn" style:display-name="Untertitel Zchn" style:family="text" style:parent-style-name="Default_20_Paragraph_20_Font">
      <style:text-properties fo:color="#c00000" loext:opacity="100%" style:font-name="Consolas" fo:font-family="Consolas" style:font-family-generic="roman" style:font-pitch="variable" fo:font-size="12pt" fo:letter-spacing="0.026cm" fo:font-style="italic" style:font-name-asian="Segoe UI" style:font-family-asian="'Segoe UI'" style:font-family-generic-asian="system" style:font-pitch-asian="variable" style:font-size-asian="12pt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Zitat_20_Zchn" style:display-name="Zitat Zchn" style:family="text" style:parent-style-name="Default_20_Paragraph_20_Font">
      <style:text-properties fo:color="#000000" loext:opacity="100%" fo:font-style="italic" style:font-style-asian="italic" style:font-style-complex="italic"/>
    </style:style>
    <style:style style:name="Intensives_20_Zitat_20_Zchn" style:display-name="Intensives Zitat Zchn" style:family="text" style:parent-style-name="Default_20_Paragraph_20_Font">
      <style:text-properties fo:color="#c00000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c00000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ffc000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ffc000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7030a0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ffff00" loext:opacity="100%" style:text-underline-style="solid" style:text-underline-width="auto" style:text-underline-color="font-color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fo:language="de" fo:country="DE"/>
    </style:style>
    <style:style style:name="ListLabel_20_38" style:display-name="ListLabel 3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cm" fo:margin-left="0.63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cm" fo:margin-left="0.63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cm" fo:margin-left="0.63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cm" fo:margin-left="0.63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cm" fo:margin-left="0.63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2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year number:style="long"/>
      <number:text>/ </number:text>
      <number:month number:style="long" number:textual="true"/>
      <number:day/>
      <number:text>/</number:text>
    </number:date-style>
    <number:date-style style:name="N10114" number:language="de" number:country="DE">
      <number:year number:style="long"/>
      <number:text>/ </number:text>
      <number:month number:style="long" number:textual="true"/>
      <number:day/>
      <number:text>/</number:text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Kopfzeile_20_LL_20_blue">
      <loext:graphic-properties draw:fill="none" draw:fill-color="#729fcf" draw:fill-gradient-name="gradient" draw:gradient-step-count="0" draw:fill-hatch-name="hatch" draw:opacity="50%"/>
      <style:paragraph-properties fo:background-color="transparent" fo:padding="0.049cm" fo:border-left="none" fo:border-right="none" fo:border-top="none" fo:border-bottom="0.51pt solid #729fcf">
        <style:tab-stops>
          <style:tab-stop style:position="3.5cm"/>
          <style:tab-stop style:position="4.992cm"/>
          <style:tab-stop style:position="7.497cm"/>
          <style:tab-stop style:position="9.999cm"/>
          <style:tab-stop style:position="11.989cm"/>
          <style:tab-stop style:position="13.501cm"/>
        </style:tab-stops>
      </style:paragraph-properties>
      <style:text-properties officeooo:paragraph-rsid="0042833c"/>
    </style:style>
    <style:style style:name="MP2" style:family="paragraph" style:parent-style-name="Header">
      <style:text-properties officeooo:rsid="0033b2f7" officeooo:paragraph-rsid="0033b2f7"/>
    </style:style>
    <style:style style:name="MP3" style:family="paragraph" style:parent-style-name="Footer">
      <style:paragraph-properties>
        <style:tab-stops>
          <style:tab-stop style:position="14.651cm" style:type="right"/>
        </style:tab-stops>
      </style:paragraph-properties>
    </style:style>
    <style:style style:name="MT1" style:family="text">
      <style:text-properties officeooo:rsid="004d4a5f"/>
    </style:style>
    <style:style style:name="MT2" style:family="text">
      <style:text-properties officeooo:rsid="004f1fd5"/>
    </style:style>
    <style:style style:name="MT3" style:family="text">
      <style:text-properties officeooo:rsid="00567f0f"/>
    </style:style>
    <style:style style:name="MT4" style:family="text">
      <style:text-properties style:font-name="Wingdings 2" officeooo:rsid="003549c0" style:font-name-asian="Wingdings 2" style:font-name-complex="Wingdings 2"/>
    </style:style>
    <style:style style:name="MT5" style:family="text">
      <style:text-properties style:font-name="Liberation Sans4" officeooo:rsid="003549c0" style:font-name-asian="Segoe UI" style:font-name-complex="Tahoma1"/>
    </style:style>
    <style:style style:name="MT6" style:family="text">
      <style:text-properties officeooo:rsid="0034e1ea"/>
    </style:style>
    <style:style style:name="MT7" style:family="text">
      <style:text-properties style:font-name="Arial" fo:font-size="8pt" style:font-size-asian="8pt" style:font-name-complex="Arial2"/>
    </style:style>
    <style:page-layout style:name="Mpm1">
      <style:page-layout-properties fo:page-width="21.001cm" fo:page-height="29.7cm" style:num-format="1" style:print-orientation="portrait" fo:margin-top="1.139cm" fo:margin-bottom="1.139cm" fo:margin-left="2cm" fo:margin-right="2.54cm" fo:background-color="transparent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729fcf" draw:fill-image-width="5.5cm" draw:fill-image-height="30cm" style:repeat="no-repeat" draw:fill-image-ref-point="top-left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25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 draw:fill-image-width="5.5cm" draw:fill-image-height="30cm" style:repeat="no-repeat" draw:fill-image-ref-point="top-left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uliane Bonenkamp<text:tab/><text:span text:style-name="MT1">Sugambrerstr. 15 </text:span><text:span text:style-name="MT2">|</text:span><text:span text:style-name="MT1"> </text:span>442<text:span text:style-name="MT1">63</text:span> Dortmund<text:line-break/><text:tab/><text:a xlink:type="simple" xlink:href="mailto:juliane@diebonenkamps.de" text:style-name="Internet_20_link" text:visited-style-name="Visited_20_Internet_20_Link">juliane<text:span text:style-name="MT3">@</text:span></text:a><text:span text:style-name="MT3">diebonenkamps.de</text:span><text:tab/><text:span text:style-name="MT4"></text:span><text:span text:style-name="MT5"> </text:span>+49 176 24 09 55 1<text:span text:style-name="MT6">8</text:span></text:p>
      </style:header>
      <style:header-first>
        <text:p text:style-name="MP2"/>
      </style:header-first>
      <style:footer>
        <text:p text:style-name="MP3"><text:span text:style-name="page_20_number"><text:tab/></text:span><text:span text:style-name="page_20_number"><text:span text:style-name="MT7"><text:page-number text:select-page="current">6</text:page-number></text:span></text:span></text:p>
      </style:footer>
      <style:footer-first>
        <text:p text:style-name="MP3"><text:span text:style-name="page_20_number"><text:tab/></text:span><text:span text:style-name="page_20_number"><text:span text:style-name="MT7"><text:page-number text:select-page="current">1</text:page-number></text:span></text:span></text:p>
      </style:footer-first>
    </style:master-page>
    <style:master-page style:name="Lebenslauf_20_Standart" style:display-name="Lebenslauf Standart" style:page-layout-name="Mpm2" draw:style-name="Mdp2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LL Blau</dc:title>
    <meta:editing-cycles>16</meta:editing-cycles>
    <meta:creation-date>2024-02-16T14:55:36.730000000</meta:creation-date>
    <meta:editing-duration>PT10H42M12S</meta:editing-duration>
    <meta:generator>LibreOffice/7.6.6.3$Windows_X86_64 LibreOffice_project/d97b2716a9a4a2ce1391dee1765565ea469b0ae7</meta:generator>
    <meta:initial-creator>Juliane Bonenkamp</meta:initial-creator>
    <dc:date>2024-05-17T16:03:48.060000000</dc:date>
    <dc:creator>Juliane Bonenkamp</dc:creator>
    <meta:document-statistic meta:table-count="0" meta:image-count="0" meta:object-count="0" meta:page-count="7" meta:paragraph-count="247" meta:word-count="795" meta:character-count="5321" meta:non-whitespace-character-count="484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LL Blau" xlink:href="../../../../../AppData/Roaming/LibreOffice/4/user/template/LL%20Blau.ott" meta:date="2024-02-16T14:55:36.151000000"/>
  </office:meta>
</office:document-meta>
</file>